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098d" officeooo:paragraph-rsid="000b098d"/>
    </style:style>
    <style:style style:name="T1" style:family="text">
      <style:text-properties officeooo:rsid="000b97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experience that I had today with a physician “brought home” to me the importance of <text:span text:style-name="T1">research-based interview techniques that were covered in this class</text:span>. It also made me question<text:span text:style-name="T1"> </text:span>how physicians and others in the medical community are trained <text:span text:style-name="T1">for conducting interviews.</text:span> <text:s/>- <text:s/>So, I injured my back <text:span text:style-name="T1">a few days ago </text:span>and have experienced rather excruciating pain ever since. I finally went to a medical clinic today to hopefully receive some treatment and relief. After some time, the doctor asked me: “would you describe your pain as stabbing or burning?” I asked the physician if he would <text:span text:style-name="T1">mind </text:span>tell<text:span text:style-name="T1">ing</text:span> me the difference between a stabbing pain and a burning pain. He tried hard but offered no meaningful distinction. Finally, after telling him that the pain was like having an abscessed tooth in the vicinity of my buttocks, he stated “I see, so we will just say burning and stabbing.” My response: “that sounds fine.” So I was given a shot of steroids and pain medication and the burning and stabbing are subsiding. <text:span text:style-name="T1">(My little vignette is replete with information for fun analysis for a survey course). </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5:56:25.164000000</meta:creation-date>
    <dc:date>2014-11-13T13:39:37.164000000</dc:date>
    <meta:editing-duration>P1DT20H49M10S</meta:editing-duration>
    <meta:editing-cycles>1</meta:editing-cycles>
    <meta:document-statistic meta:table-count="0" meta:image-count="0" meta:object-count="0" meta:page-count="1" meta:paragraph-count="1" meta:word-count="188" meta:character-count="1103" meta:non-whitespace-character-count="911"/>
    <meta:generator>LibreOffice/4.1.4.2$Windows_x86 LibreOffice_project/0a0440ccc0227ad9829de5f46be37cfb6edcf72</meta:generator>
  </office:meta>
</office:document-meta>
</file>